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yuDoubleBenchmark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yuDoubleBenchmark.f1( double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yuDoubleBenchmark.f0( double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